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2eff57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35897d" officeooo:paragraph-rsid="0035897d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35897d" officeooo:paragraph-rsid="008886a4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shadow="none" style:writing-mode="lr-tb">
        <style:tab-stops>
          <style:tab-stop style:position="7in" style:type="right"/>
        </style:tab-stops>
      </style:paragraph-properties>
      <style:text-properties style:font-name="Times New Roman" fo:font-size="12pt" officeooo:paragraph-rsid="00602752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36a4ec" officeooo:paragraph-rsid="0036a4ec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39df35" officeooo:paragraph-rsid="0039df35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39df35" officeooo:paragraph-rsid="006d5810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39f115" officeooo:paragraph-rsid="0039f115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602752" officeooo:paragraph-rsid="006d5810"/>
    </style:style>
    <style:style style:name="P10" style:family="paragraph" style:parent-style-name="APCS_20_Lesson_20_header">
      <style:paragraph-properties fo:margin-top="0in" fo:margin-bottom="0in" loext:contextual-spacing="false"/>
      <style:text-properties officeooo:rsid="00602752" officeooo:paragraph-rsid="00602752"/>
    </style:style>
    <style:style style:name="P11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fo:font-weight="bold" officeooo:rsid="00602752" officeooo:paragraph-rsid="00602752" style:font-weight-asian="bold" style:font-weight-complex="bold"/>
    </style:style>
    <style:style style:name="P12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fo:font-weight="bold" officeooo:rsid="00602752" officeooo:paragraph-rsid="006634aa" style:font-weight-asian="bold" style:font-weight-complex="bold"/>
    </style:style>
    <style:style style:name="P13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fo:font-weight="bold" officeooo:rsid="0065dc79" officeooo:paragraph-rsid="006634aa" style:font-weight-asian="bold" style:font-weight-complex="bold"/>
    </style:style>
    <style:style style:name="P14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officeooo:rsid="006166b9" officeooo:paragraph-rsid="006166b9"/>
    </style:style>
    <style:style style:name="P15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officeooo:rsid="0062f26d" officeooo:paragraph-rsid="0062f26d"/>
    </style:style>
    <style:style style:name="P16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officeooo:rsid="006426e1" officeooo:paragraph-rsid="006426e1"/>
    </style:style>
    <style:style style:name="P17" style:family="paragraph" style:parent-style-name="APCS_20_Lesson_20_header">
      <style:paragraph-properties fo:margin-top="0in" fo:margin-bottom="0in" loext:contextual-spacing="false"/>
      <style:text-properties officeooo:rsid="00730ef0" officeooo:paragraph-rsid="00730ef0"/>
    </style:style>
    <style:style style:name="P18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fo:font-weight="normal" officeooo:rsid="00602752" officeooo:paragraph-rsid="00602752" style:font-weight-asian="normal" style:font-weight-complex="normal"/>
    </style:style>
    <style:style style:name="P19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fo:font-weight="normal" officeooo:rsid="0073b62e" officeooo:paragraph-rsid="0073b62e" style:font-weight-asian="normal" style:font-weight-complex="normal"/>
    </style:style>
    <style:style style:name="P20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style:text-underline-style="solid" style:text-underline-width="auto" style:text-underline-color="font-color" fo:font-weight="normal" officeooo:rsid="00602752" officeooo:paragraph-rsid="00602752" style:font-weight-asian="normal" style:font-weight-complex="normal"/>
    </style:style>
    <style:style style:name="P21" style:family="paragraph" style:parent-style-name="APCS_20_Lesson_20_header">
      <style:paragraph-properties fo:margin-top="0in" fo:margin-bottom="0in" loext:contextual-spacing="false">
        <style:tab-stops>
          <style:tab-stop style:position="5.5in"/>
          <style:tab-stop style:position="7in" style:type="right"/>
        </style:tab-stops>
      </style:paragraph-properties>
      <style:text-properties style:text-underline-style="solid" style:text-underline-width="auto" style:text-underline-color="font-color" fo:font-weight="normal" officeooo:rsid="0073b62e" officeooo:paragraph-rsid="0073b62e" style:font-weight-asian="normal" style:font-weight-complex="normal"/>
    </style:style>
    <style:style style:name="P22" style:family="paragraph" style:parent-style-name="APCS_20_Lesson_20_header">
      <style:paragraph-properties fo:margin-top="0in" fo:margin-bottom="0in" loext:contextual-spacing="false">
        <style:tab-stops>
          <style:tab-stop style:position="1in"/>
          <style:tab-stop style:position="1.5in"/>
          <style:tab-stop style:position="2.5in"/>
          <style:tab-stop style:position="3in"/>
          <style:tab-stop style:position="4in"/>
          <style:tab-stop style:position="7in" style:type="right"/>
        </style:tab-stops>
      </style:paragraph-properties>
      <style:text-properties officeooo:rsid="00a77320" officeooo:paragraph-rsid="00a77320"/>
    </style:style>
    <style:style style:name="P23" style:family="paragraph" style:parent-style-name="APCS_20_Lesson_20_header">
      <style:paragraph-properties fo:margin-top="0in" fo:margin-bottom="0in" loext:contextual-spacing="false">
        <style:tab-stops>
          <style:tab-stop style:position="1in"/>
          <style:tab-stop style:position="1.5in"/>
          <style:tab-stop style:position="2.5in"/>
          <style:tab-stop style:position="3in"/>
          <style:tab-stop style:position="4in"/>
          <style:tab-stop style:position="7in" style:type="right"/>
        </style:tab-stops>
      </style:paragraph-properties>
      <style:text-properties style:text-underline-style="none" officeooo:rsid="00a77320" officeooo:paragraph-rsid="00a77320"/>
    </style:style>
    <style:style style:name="P24" style:family="paragraph" style:parent-style-name="Text_20_body" style:list-style-name="L1">
      <style:paragraph-properties fo:margin-top="0in" fo:margin-bottom="0in" loext:contextual-spacing="false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officeooo:rsid="008fc08e" officeooo:paragraph-rsid="008fc08e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036a4ec" officeooo:paragraph-rsid="0036a4ec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036a4ec" officeooo:paragraph-rsid="00aa34dc"/>
    </style:style>
    <style:style style:name="P28" style:family="paragraph" style:parent-style-name="Text_20_body" style:list-style-name="L2">
      <style:paragraph-properties fo:margin-top="0in" fo:margin-bottom="0in" loext:contextual-spacing="false"/>
      <style:text-properties officeooo:rsid="0036a4ec" officeooo:paragraph-rsid="0036a4ec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0a98dfa" officeooo:paragraph-rsid="00a98dfa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88f718" officeooo:paragraph-rsid="0088f718"/>
    </style:style>
    <style:style style:name="P31" style:family="paragraph" style:parent-style-name="Text_20_body" style:list-style-name="L2">
      <style:paragraph-properties fo:margin-top="0in" fo:margin-bottom="0in" loext:contextual-spacing="false"/>
      <style:text-properties officeooo:rsid="009009a3" officeooo:paragraph-rsid="00965eff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officeooo:rsid="009009a3" officeooo:paragraph-rsid="0093da9f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fo:font-weight="normal" officeooo:rsid="0093da9f" officeooo:paragraph-rsid="0093da9f" style:font-weight-asian="normal" style:font-weight-complex="normal"/>
    </style:style>
    <style:style style:name="P34" style:family="paragraph" style:parent-style-name="Text_20_body" style:list-style-name="L2">
      <style:paragraph-properties fo:margin-top="0in" fo:margin-bottom="0in" loext:contextual-spacing="false"/>
      <style:text-properties officeooo:rsid="00a1c5c6" officeooo:paragraph-rsid="00a1c5c6"/>
    </style:style>
    <style:style style:name="P35" style:family="paragraph" style:parent-style-name="Text_20_body" style:list-style-name="L2">
      <style:paragraph-properties fo:margin-top="0in" fo:margin-bottom="0in" loext:contextual-spacing="false"/>
      <style:text-properties officeooo:rsid="0039df35" officeooo:paragraph-rsid="0039df35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officeooo:rsid="0039df35" officeooo:paragraph-rsid="006d5810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rsid="006d5810" officeooo:paragraph-rsid="006d5810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06e4eb7" officeooo:paragraph-rsid="006e4eb7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35897d" officeooo:paragraph-rsid="00aebed0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aebed0" officeooo:paragraph-rsid="00aebed0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aebed0" officeooo:paragraph-rsid="00b009f8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b009f8" officeooo:paragraph-rsid="00b009f8" style:font-size-asian="12pt" style:font-size-complex="12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style:font-size-asian="12pt" style:font-size-complex="12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officeooo:rsid="00b285cb" officeooo:paragraph-rsid="00b285cb" style:font-size-asian="12pt" style:font-size-complex="12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35897d" officeooo:paragraph-rsid="00aebed0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aebed0" officeooo:paragraph-rsid="00aebed0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style:font-name="Times New Roman" fo:font-size="12pt" fo:font-weight="bold" officeooo:rsid="00b285cb" officeooo:paragraph-rsid="00b285cb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shadow="none"/>
      <style:text-properties officeooo:rsid="0065dc79" officeooo:paragraph-rsid="00b009f8"/>
    </style:style>
    <style:style style:name="P49" style:family="paragraph" style:parent-style-name="APCS_20_Lesson_20_header" style:list-style-name="L4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166b9" officeooo:paragraph-rsid="006166b9"/>
    </style:style>
    <style:style style:name="P50" style:family="paragraph" style:parent-style-name="APCS_20_Lesson_20_header" style:list-style-name="L5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166b9" officeooo:paragraph-rsid="006166b9"/>
    </style:style>
    <style:style style:name="P51" style:family="paragraph" style:parent-style-name="APCS_20_Lesson_20_header" style:list-style-name="L5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2f26d" officeooo:paragraph-rsid="0062f26d"/>
    </style:style>
    <style:style style:name="P52" style:family="paragraph" style:parent-style-name="APCS_20_Lesson_20_header" style:list-style-name="L6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2f26d" officeooo:paragraph-rsid="0062f26d"/>
    </style:style>
    <style:style style:name="P53" style:family="paragraph" style:parent-style-name="APCS_20_Lesson_20_header" style:list-style-name="L7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2f26d" officeooo:paragraph-rsid="0062f26d"/>
    </style:style>
    <style:style style:name="P54" style:family="paragraph" style:parent-style-name="APCS_20_Lesson_20_header" style:list-style-name="L8">
      <style:paragraph-properties fo:margin-left="0.5in" fo:margin-right="2in" fo:margin-top="0in" fo:margin-bottom="0in" loext:contextual-spacing="false" fo:text-indent="-0.25in" style:auto-text-indent="false">
        <style:tab-stops>
          <style:tab-stop style:position="5.5in"/>
          <style:tab-stop style:position="7in" style:type="right"/>
        </style:tab-stops>
      </style:paragraph-properties>
      <style:text-properties officeooo:rsid="006426e1" officeooo:paragraph-rsid="006426e1"/>
    </style:style>
    <style:style style:name="P55" style:family="paragraph" style:parent-style-name="APCS_20_Lesson_20_header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APCS_20_Master_20_notes_20_header" style:master-page-name="Standard">
      <style:paragraph-properties style:page-number="auto" fo:break-before="page"/>
      <style:text-properties officeooo:paragraph-rsid="00602752"/>
    </style:style>
    <style:style style:name="T1" style:family="text">
      <style:text-properties officeooo:rsid="0013549c"/>
    </style:style>
    <style:style style:name="T2" style:family="text">
      <style:text-properties officeooo:rsid="00002c7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3ae67"/>
    </style:style>
    <style:style style:name="T5" style:family="text">
      <style:text-properties officeooo:rsid="0039df35"/>
    </style:style>
    <style:style style:name="T6" style:family="text">
      <style:text-properties officeooo:rsid="00404419"/>
    </style:style>
    <style:style style:name="T7" style:family="text">
      <style:text-properties officeooo:rsid="0048b2c0"/>
    </style:style>
    <style:style style:name="T8" style:family="text">
      <style:text-properties officeooo:rsid="004fbc78"/>
    </style:style>
    <style:style style:name="T9" style:family="text">
      <style:text-properties officeooo:rsid="0058d92d"/>
    </style:style>
    <style:style style:name="T10" style:family="text">
      <style:text-properties officeooo:rsid="0060275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397ee" style:font-weight-asian="bold" style:font-weight-complex="bold"/>
    </style:style>
    <style:style style:name="T13" style:family="text">
      <style:text-properties fo:font-weight="bold" officeooo:rsid="004fbc78" style:font-weight-asian="bold" style:font-weight-complex="bold"/>
    </style:style>
    <style:style style:name="T14" style:family="text">
      <style:text-properties fo:font-weight="bold" officeooo:rsid="00913f68" style:font-weight-asian="bold" style:font-weight-complex="bold"/>
    </style:style>
    <style:style style:name="T15" style:family="text">
      <style:text-properties fo:font-weight="bold" officeooo:rsid="00930cc1" style:font-weight-asian="bold" style:font-weight-complex="bold"/>
    </style:style>
    <style:style style:name="T16" style:family="text">
      <style:text-properties fo:font-weight="bold" officeooo:rsid="00965eff" style:font-weight-asian="bold" style:font-weight-complex="bold"/>
    </style:style>
    <style:style style:name="T17" style:family="text">
      <style:text-properties officeooo:rsid="0069f671"/>
    </style:style>
    <style:style style:name="T18" style:family="text">
      <style:text-properties officeooo:rsid="006d5810"/>
    </style:style>
    <style:style style:name="T19" style:family="text">
      <style:text-properties officeooo:rsid="006fd4c4"/>
    </style:style>
    <style:style style:name="T20" style:family="text">
      <style:text-properties officeooo:rsid="0072243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773c2f"/>
    </style:style>
    <style:style style:name="T23" style:family="text">
      <style:text-properties officeooo:rsid="007e5759"/>
    </style:style>
    <style:style style:name="T24" style:family="text">
      <style:text-properties officeooo:rsid="0086d68b"/>
    </style:style>
    <style:style style:name="T25" style:family="text">
      <style:text-properties officeooo:rsid="008886a4"/>
    </style:style>
    <style:style style:name="T26" style:family="text">
      <style:text-properties officeooo:rsid="008a670c"/>
    </style:style>
    <style:style style:name="T27" style:family="text">
      <style:text-properties officeooo:rsid="008ad1d5"/>
    </style:style>
    <style:style style:name="T28" style:family="text">
      <style:text-properties officeooo:rsid="00913f68"/>
    </style:style>
    <style:style style:name="T29" style:family="text">
      <style:text-properties officeooo:rsid="0093da9f"/>
    </style:style>
    <style:style style:name="T30" style:family="text">
      <style:text-properties officeooo:rsid="009e53ea"/>
    </style:style>
    <style:style style:name="T31" style:family="text">
      <style:text-properties officeooo:rsid="00a35d4d"/>
    </style:style>
    <style:style style:name="T32" style:family="text">
      <style:text-properties officeooo:rsid="00a480f1"/>
    </style:style>
    <style:style style:name="T33" style:family="text">
      <style:text-properties officeooo:rsid="00a4866b"/>
    </style:style>
    <style:style style:name="T34" style:family="text">
      <style:text-properties officeooo:rsid="00a99f2a"/>
    </style:style>
    <style:style style:name="T35" style:family="text">
      <style:text-properties officeooo:rsid="00aa34dc"/>
    </style:style>
    <style:style style:name="T36" style:family="text">
      <style:text-properties officeooo:rsid="00ac09c1"/>
    </style:style>
    <style:style style:name="T37" style:family="text">
      <style:text-properties officeooo:rsid="00ad2cad"/>
    </style:style>
    <style:style style:name="T38" style:family="text">
      <style:text-properties officeooo:rsid="00ad7936"/>
    </style:style>
    <style:style style:name="T39" style:family="text">
      <style:text-properties officeooo:rsid="00aebed0"/>
    </style:style>
    <style:style style:name="T40" style:family="text">
      <style:text-properties officeooo:rsid="00b009f8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Raspberry Pi <text:span text:style-name="T4">Final Project Title</text:span></text:p>
      <text:p text:style-name="P43"/>
      <text:p text:style-name="P47">Project Team Members</text:p>
      <text:p text:style-name="P44">Name of team member 1</text:p>
      <text:p text:style-name="P44">Name of team member 2</text:p>
      <text:p text:style-name="P44">Name of team member 3</text:p>
      <text:p text:style-name="P44"/>
      <text:p text:style-name="P45"><text:span text:style-name="T39">Project Summary</text:span></text:p>
      <text:p text:style-name="P40">Briefly summarize your what your project is about.</text:p>
      <text:p text:style-name="P40"/>
      <text:p text:style-name="P46">Goals and Objectives</text:p>
      <text:p text:style-name="P40">Briefly identify your project's main goals and objectives.</text:p>
      <text:p text:style-name="P40"/>
      <text:p text:style-name="P46">GPIO</text:p>
      <text:p text:style-name="P40">Briefly discuss how you plan to incorporate GPIO, an external circuit, and any other external components.</text:p>
      <text:p text:style-name="P40"/>
      <text:p text:style-name="P46">GUI</text:p>
      <text:p text:style-name="P40">Briefly discuss how you plan to integrate an intuitive GUI that will be rendered on the LCD touchscreen. <text:s/>Feel free to provide a mock-up.</text:p>
      <text:p text:style-name="P40"/>
      <text:p text:style-name="P46">Github Repository</text:p>
      <text:p text:style-name="P40">This project's Github repository is located at: &lt;insert URL here&gt;</text:p>
      <text:p text:style-name="P40"/>
      <text:p text:style-name="P46">Gantt Chart</text:p>
      <text:p text:style-name="P41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<text:span text:style-name="T40">Feel free to briefly discuss the schedule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rinda" svg:font-family="Vrinda, Gadugi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loext:contextual-spacing="false" fo:line-height="100%" fo:orphans="2" fo:widows="2" style:page-number="auto" style:shadow="none" style:writing-mode="lr-tb">
        <style:tab-stops/>
      </style:paragraph-properties>
      <style:text-properties style:use-window-font-color="true" style:font-name="Times New Roman1" fo:font-family="'Times New Roman'" style:font-style-name="Regular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1pt" style:font-name-complex="Vrinda" style:font-family-complex="Vrinda, Gadugi" style:font-family-generic-complex="swiss" style:font-pitch-complex="variable" style:font-size-complex="14pt" style:language-complex="bn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APCS_20_Definition" style:display-name="APCS Definition" style:family="paragraph" style:parent-style-name="Standard" style:class="text">
      <style:graphic-properties draw:fill="solid" draw:fill-color="#ffff99" draw:opacity="100%"/>
      <style:paragraph-properties fo:line-height="100%" fo:background-color="#ffff99" fo:padding="0.0201in" fo:border="0.06pt solid #000000" style:shadow="none" style:writing-mode="lr-tb"/>
    </style:style>
    <style:style style:name="APCS_20_Activity" style:display-name="APCS Activity" style:family="paragraph" style:parent-style-name="Standard" style:class="text">
      <style:graphic-properties draw:fill="solid" draw:fill-color="#99ff99" draw:opacity="100%"/>
      <style:paragraph-properties fo:margin-left="0in" fo:margin-right="0in" fo:margin-top="0in" fo:margin-bottom="0in" loext:contextual-spacing="false" fo:line-height="100%" fo:text-indent="0in" style:auto-text-indent="false" fo:background-color="#99ff99" fo:padding="0.0201in" fo:border="0.06pt solid #000000" style:shadow="none" style:writing-mode="lr-tb" style:join-border="true">
        <style:tab-stops/>
      </style:paragraph-properties>
    </style:style>
    <style:style style:name="APCS_20_Lesson_20_break" style:display-name="APCS Lesson break" style:family="paragraph" style:parent-style-name="Text_20_body" style:class="text">
      <style:paragraph-properties fo:margin-top="0in" fo:margin-bottom="0in" loext:contextual-spacing="false" fo:text-align="center" style:justify-single-word="false"/>
      <style:text-properties fo:color="#ff3333" fo:font-weight="bold" fo:background-color="#ffff00" style:font-weight-asian="bold" style:font-weight-complex="bold"/>
    </style:style>
    <style:style style:name="APCS_20_Did_20_you_20_know_3f_" style:display-name="APCS Did you know?" style:family="paragraph" style:parent-style-name="Standard" style:class="text">
      <style:graphic-properties draw:fill="solid" draw:fill-color="#ff99ff" draw:opacity="100%"/>
      <style:paragraph-properties fo:margin-left="0in" fo:margin-right="0in" fo:margin-top="0in" fo:margin-bottom="0in" loext:contextual-spacing="false" fo:line-height="100%" fo:text-indent="0in" style:auto-text-indent="false" fo:background-color="#ff99ff" fo:padding="0.0201in" fo:border="0.06pt solid #000000" style:shadow="none" style:writing-mode="lr-tb">
        <style:tab-stops/>
      </style:paragraph-properties>
    </style:style>
    <style:style style:name="APCS_20_Homework" style:display-name="APCS Homework" style:family="paragraph" style:parent-style-name="Standard" style:class="text">
      <style:graphic-properties draw:fill="solid" draw:fill-color="#00ccff" draw:opacity="100%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00ccff" fo:padding="0.0201in" fo:border="0.06pt solid #000000" style:shadow="none" style:writing-mode="lr-tb">
        <style:tab-stops/>
      </style:paragraph-properties>
    </style:style>
    <style:style style:name="APCS_20_To_20_the_20_teacher" style:display-name="APCS To the teacher" style:family="paragraph" style:parent-style-name="Standard" style:class="text">
      <style:graphic-properties draw:fill="solid" draw:fill-color="#e6e6e6" draw:opacity="100%"/>
      <style:paragraph-properties fo:margin-left="0in" fo:margin-right="0in" fo:margin-top="0in" fo:margin-bottom="0in" loext:contextual-spacing="false" fo:line-height="100%" fo:text-indent="0in" style:auto-text-indent="false" fo:background-color="#e6e6e6" fo:padding="0.0201in" fo:border="0.06pt solid #000000" style:shadow="none" style:writing-mode="lr-tb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PCS_20_Note" style:display-name="APCS Note" style:family="paragraph" style:parent-style-name="Standard" style:class="text">
      <style:text-properties fo:color="#ff0000" fo:font-weight="bold" fo:background-color="#ffff00" style:font-weight-asian="bold" style:font-weight-complex="bold"/>
    </style:style>
    <style:style style:name="APCS_20_Code" style:display-name="APCS Code" style:family="paragraph" style:parent-style-name="Text_20_body" style:class="text">
      <style:paragraph-properties fo:margin-left="0in" fo:margin-right="0in" fo:margin-top="0in" fo:margin-bottom="0in" loext:contextual-spacing="false" fo:text-indent="0in" style:auto-text-indent="false" style:shadow="none"/>
      <style:text-properties style:font-name="Courier New" fo:font-family="'Courier New'" style:font-family-generic="modern" style:font-pitch="fixed" fo:font-size="11pt" style:font-size-asian="11pt" style:font-size-complex="11pt"/>
    </style:style>
    <style:style style:name="APCS_20_Activity_20_code" style:display-name="APCS Activity code" style:family="paragraph" style:parent-style-name="APCS_20_Activity" style:class="text"/>
    <style:style style:name="APCS_20_Activity_20_title" style:display-name="APCS Activity title" style:family="paragraph" style:parent-style-name="APCS_20_Activity" style:class="text">
      <style:text-properties fo:font-weight="bold" style:font-weight-asian="bold" style:font-weight-complex="bold"/>
    </style:style>
    <style:style style:name="APCS_20_Did_20_you_20_know_3f__20_title" style:display-name="APCS Did you know? title" style:family="paragraph" style:parent-style-name="APCS_20_Did_20_you_20_know_3f_" style:class="text">
      <style:text-properties fo:font-weight="bold" style:font-weight-asian="bold" style:font-weight-complex="bold"/>
    </style:style>
    <style:style style:name="APCS_20_Homework_20_title" style:display-name="APCS Homework title" style:family="paragraph" style:parent-style-name="APCS_20_Homework" style:class="text">
      <style:text-properties fo:font-weight="bold" style:font-weight-asian="bold" style:font-weight-complex="bold"/>
    </style:style>
    <style:style style:name="APCS_20_To_20_the_20_teacher_20_title" style:display-name="APCS To the teacher title" style:family="paragraph" style:parent-style-name="APCS_20_To_20_the_20_teacher" style:class="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N_5f_CallOut" style:display-name="MN_CallOut" style:family="paragraph" style:parent-style-name="Heading_20_4" style:class="text" style:master-page-name="">
      <style:graphic-properties draw:fill="solid" draw:fill-color="#ff99ff" draw:opacity="100%"/>
      <style:paragraph-properties fo:margin-top="0in" fo:margin-bottom="0in" loext:contextual-spacing="false" style:page-number="auto" fo:background-color="#ff99ff" fo:padding="0.0201in" fo:border="0.06pt solid #000000" style:shadow="none">
        <style:tab-stops/>
      </style:paragraph-properties>
      <style:text-properties fo:font-size="12pt" fo:font-weight="normal"/>
    </style:style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5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eff57"/>
    </style:style>
    <style:style style:name="MT1" style:family="text">
      <style:text-properties officeooo:rsid="0013549c"/>
    </style:style>
    <style:style style:name="MT2" style:family="text">
      <style:text-properties officeooo:rsid="00002c7a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10120" number:language="en" number:country="US" number:title="User-defined">
      <number:day number:style="long"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Gourd</text:span><text:tab/><text:page-number text:select-page="current">1</text:page-number><text:tab/><text:span text:style-name="MT2">Last modified: </text:span><text:span text:style-name="MT2"><text:date style:data-style-name="N10120" text:date-value="2018-03-21T14:44:12.116099931">21 Mar 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Irteza Khan</meta:initial-creator>
    <meta:creation-date>2015-08-23T19:45:00</meta:creation-date>
    <dc:date>2018-03-21T14:44:12.002228401</dc:date>
    <meta:editing-cycles>248</meta:editing-cycles>
    <meta:editing-duration>P2171DT21H14M47S</meta:editing-duration>
    <meta:generator>LibreOffice/4.4.3.2$Linux_x86 LibreOffice_project/40m0$Build-2</meta:generator>
    <dc:creator>jgourd </dc:creator>
    <meta:document-statistic meta:table-count="0" meta:image-count="0" meta:object-count="0" meta:page-count="1" meta:paragraph-count="18" meta:word-count="163" meta:character-count="967" meta:non-whitespace-character-count="818"/>
  </office:meta>
</office:document-meta>
</file>